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officeooo:rsid="0017a34f" officeooo:paragraph-rsid="0017a34f"/>
    </style:style>
    <style:style style:name="P2" style:family="paragraph" style:parent-style-name="Standard">
      <style:text-properties style:font-name="Bitstream Vera Sans Mono" officeooo:rsid="0018789b" officeooo:paragraph-rsid="0018789b"/>
    </style:style>
    <style:style style:name="P3" style:family="paragraph" style:parent-style-name="Standard">
      <style:text-properties style:font-name="Bitstream Vera Sans Mono" officeooo:rsid="0019ee64" officeooo:paragraph-rsid="0019ee64"/>
    </style:style>
    <style:style style:name="P4" style:family="paragraph" style:parent-style-name="Standard">
      <style:text-properties style:font-name="Bitstream Vera Sans Mono" officeooo:rsid="001a8029" officeooo:paragraph-rsid="001a8029"/>
    </style:style>
    <style:style style:name="P5" style:family="paragraph" style:parent-style-name="Standard">
      <style:text-properties style:font-name="Bitstream Vera Sans Mono" officeooo:rsid="0019ee64" officeooo:paragraph-rsid="0019ee64"/>
    </style:style>
    <style:style style:name="P6" style:family="paragraph" style:parent-style-name="Standard">
      <style:text-properties style:font-name="Bitstream Vera Sans Mono" officeooo:rsid="001b0327" officeooo:paragraph-rsid="001b0327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Bitstream Vera Sans Mono" officeooo:rsid="0019ee64" officeooo:paragraph-rsid="0019ee64"/>
    </style:style>
    <style:style style:name="T1" style:family="text">
      <style:text-properties officeooo:rsid="001a80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Tensor flow basics:</text:p>
      <text:p text:style-name="P1"/>
      <text:p text:style-name="P1">tf.constant() ==&gt; will generate a tensor with type of constant. </text:p>
      <text:p text:style-name="P1">If we want to know what is the type of a variables we need to say: </text:p>
      <text:p text:style-name="P1">type(&lt;variable_name&gt;)</text:p>
      <text:p text:style-name="P2">for any operation in tf we need to warp the code inside run:</text:p>
      <text:p text:style-name="P2">with tf.Session() as sess:</text:p>
      <text:p text:style-name="P2"><text:s text:c="4"/>sess.run()</text:p>
      <text:p text:style-name="P2"/>
      <text:p text:style-name="P2">- we can make constants like this: a = tf.constant(10)</text:p>
      <text:p text:style-name="P2">- and we say b = tf.constant(20)</text:p>
      <text:p text:style-name="P2">when we say a+b ==&gt; it doesn’t work if its no inside run().</text:p>
      <text:p text:style-name="P2"/>
      <text:p text:style-name="P2">This works:</text:p>
      <text:p text:style-name="P2">with tf.Session() as sess:</text:p>
      <text:p text:style-name="P2"><text:s text:c="4"/>result = sess.run(a+b)</text:p>
      <text:p text:style-name="P2">result</text:p>
      <text:p text:style-name="P2"/>
      <text:p text:style-name="P3">-tf.fill() can make a matrix and fill it with a number. </text:p>
      <text:p text:style-name="P3">fill_mat = tf.fill((4,4),10) ==&gt; makes a 4x4 matrix and fills it with 10. </text:p>
      <text:p text:style-name="P3">- tf.ones((4,4)) ==&gt; makes a matrix and fills with ones.</text:p>
      <text:p text:style-name="P3">- tf.zeros() ==&gt; similar</text:p>
      <text:p text:style-name="P3">tf.random_normal() <text:s/>=&gt; fills the matrix with random normal values. </text:p>
      <text:p text:style-name="P3">There are many different random variables we can make. </text:p>
      <text:p text:style-name="P3"/>
      <text:p text:style-name="P3">-sess = tf.InteractiveSession()</text:p>
      <text:p text:style-name="P3">makes an interactive session that is used only with notebooks. </text:p>
      <text:p text:style-name="P4">We can use it in jupyter instead of always saying with tf.sessions() as sess:</text:p>
      <text:p text:style-name="P3">Then we can loop through all ops in my_op:</text:p>
      <text:p text:style-name="P3">and say:</text:p>
      <text:p text:style-name="P3">for op in my_ops:</text:p>
      <text:p text:style-name="P3"><text:tab/>print(sess.run(op))</text:p>
      <text:p text:style-name="P3">the will print all the ops.</text:p>
      <text:p text:style-name="P3">- <text:span text:style-name="T1">we can use tf.matmul() to do matrix multiplication.</text:span></text:p>
      <text:p text:style-name="P7"/>
      <text:p text:style-name="P3"/>
      <text:p text:style-name="P6">## Tensorflow graphs:</text:p>
      <text:p text:style-name="P6">Graphs are sets of connected nodes. The connections are referred as edges. Each node is like a processor that gets an input and returns an output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52:01.618212452</meta:creation-date>
    <meta:editing-duration>PT4M12S</meta:editing-duration>
    <meta:editing-cycles>2</meta:editing-cycles>
    <meta:generator>LibreOffice/5.1.6.2$Linux_X86_64 LibreOffice_project/10m0$Build-2</meta:generator>
    <dc:date>2018-07-16T14:56:11.677868299</dc:date>
    <meta:document-statistic meta:table-count="0" meta:image-count="0" meta:object-count="0" meta:page-count="1" meta:paragraph-count="31" meta:word-count="232" meta:character-count="1326" meta:non-whitespace-character-count="1107"/>
  </office:meta>
</office:document-meta>
</file>